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cf0" officeooo:paragraph-rsid="00175c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ond fil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0:39:33.489060067</meta:creation-date>
    <dc:date>2021-07-16T10:40:12.881715768</dc:date>
    <meta:editing-duration>PT40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4.7.2$Linux_X86_64 LibreOffice_project/40$Build-2</meta:generator>
  </office:meta>
</office:document-meta>
</file>